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June 3, 2021 (03:32: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Deciding<text:bookmark-end text:name="deciding"/></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5">
        <text:list-item>
          <text:p text:style-name="P5">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5">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5">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19:32:32Z</meta:creation-date>
    <dc:date>2021-06-03T19:32:32Z</dc:date>
    <meta:user-defined meta:name="date" meta:value-type="string">June   3, 2021 (03:32: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